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ilné" style:family="text">
      <style:text-properties fo:font-weight="normal" style:font-weight-asian="normal"/>
    </style:style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>
      <style:paragraph-properties fo:margin-left="0.5in">
        <style:tab-stops/>
      </style:paragraph-properties>
    </style:style>
    <style:style style:name="P22" style:parent-style-name="Základnítext" style:family="paragraph">
      <style:text-properties fo:background-color="#FFFF00"/>
    </style:style>
    <style:style style:name="T23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0/2019<text:bookmark-end text:name="Text14"/></text:p>
            <text:p text:style-name="Normální">KVOP-5936/2019<text:bookmark-end text:name="Text2"/></text:p>
            <text:p text:style-name="Normální"><text:bookmark-start text:name="Text6"/>05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Ing. J. H.</text:p>
            <text:p text:style-name="Normální">     </text:p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>Vážený pane inženýre,</text:p>
      <text:p text:style-name="Základnítext">dne 21. ledna 2019 byla do Kanceláře veřejného ochránce práv doručena Vaše žádost podle zákona č. 106/1999 Sb., o svobodném přístupu k informacím, ve znění pozdějších předpisů, kterou žádáte o poskytnutí zprávy o šetření a závěrečné zprávy ve věci sp.zn.: 324/2018/VOP/MKČ.<text:s/></text:p>
      <text:p text:style-name="Základnítext">Ve smyslu zákona o svobodném přístupu k informacím,<text:s/><text:span text:style-name="Silné">se</text:span><text:span text:style-name="Silné">,<text:s/></text:span><text:span text:style-name="T18">po nezbytné anonymizaci v rozsahu jména, bydliště stěžovatele a identifikačních údajů ke stavbě,</text:span><text:span text:style-name="Silné"><text:s/></text:span><text:span text:style-name="Silné">poskytují níže uvedené informace</text:span>:</text:p>
      <text:list text:style-name="LFO11" text:continue-numbering="true">
        <text:list-item>
          <text:p text:style-name="P19">Zpráva o šetření zástupce veřejné ochránkyně práv JUDr. Stanislava Křečka ze dne 12. 9. 2018, sp.zn.: 324/2018/VOP/MKČ,</text:p>
        </text:list-item>
        <text:list-item>
          <text:p text:style-name="P20">Vyrozumění stěžovateli o ukončení šetření ze dne 15. 1. 2019, sp.zn.:<text:s/>324/2018/VOP/MKČ.</text:p>
        </text:list-item>
      </text:list>
      <text:p text:style-name="P21"/>
      <text:p text:style-name="podpis">Mgr. Jana Gregorová v. r.</text:p>
      <text:p text:style-name="podpis">zástupkyně ředitelky právní sekce</text:p>
      <text:p text:style-name="podpis">(dopis je opatřen elektronickým podpisem)</text:p>
      <text:p text:style-name="P22"/>
      <text:p text:style-name="Základnítext"><text:span text:style-name="T23">2 příloh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Calibri" style:font-name-asian="Times New Roman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73VR*</text:span>*KVOPX00973VR*</text:p>
        <text:p text:style-name="P12"><text:span text:style-name="T13">KVOPX00973VR</text:span>KVOPX00973V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14T12:43:00Z</meta:creation-date>
    <dc:date>2019-03-14T12:43:00Z</dc:date>
    <meta:print-date>2019-02-05T11:25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52" meta:character-count="1049" meta:row-count="7" meta:non-whitespace-character-count="899"/>
  </office:meta>
</office:document-meta>
</file>